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20806EEB76703E33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637cm, 3.286cm, 7.667cm, 3.214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217cm" svg:height="22.9cm" svg:x="0.892cm" svg:y="2.191cm">
          <draw:image xlink:href="Pictures/10000000000005E8000007E020806EEB76703E33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13T14:53:51.795341335</dc:date>
    <meta:editing-duration>PT3M39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